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0be9" officeooo:paragraph-rsid="00110be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0be9" officeooo:paragraph-rsid="00110be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0be9" officeooo:paragraph-rsid="00110be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10be9" officeooo:paragraph-rsid="00110be9" style:font-size-asian="15pt" style:font-weight-asian="normal" style:font-size-complex="15pt" style:font-weight-complex="normal"/>
    </style:style>
    <style:style style:name="T1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ompendo em Fé</text:span><text:tab/>Diante do Trono<text:tab/><text:span text:style-name="T1">[ 49 ]</text:span></text:p>
      <text:p text:style-name="P3"><text:span text:style-name="T1"/></text:p>
      <text:p text:style-name="P4">Cada vez que a minha fé é provada</text:p>
      <text:p text:style-name="P4">Tu me das a chance de crescer um pouco mais</text:p>
      <text:p text:style-name="P4">As montanhas e vales, desertos e mares</text:p>
      <text:p text:style-name="P4">Que atravesso me levam prá perto de Ti.</text:p>
      <text:p text:style-name="P4">Minhas provações não são maiores que o meu Deus</text:p>
      <text:p text:style-name="P4">E não vão me impedir de caminhar</text:p>
      <text:p text:style-name="P4">Se diante de mim não se abrir o mar</text:p>
      <text:p text:style-name="P4">Deus vai me fazer andar por sobre as águas</text:p>
      <text:p text:style-name="P4">Rompendo em fé, minha vida se revestirá do Teu poder</text:p>
      <text:p text:style-name="P4">Rompendo em fé, a cada dia vou mover o sobrenatural</text:p>
      <text:p text:style-name="P4">Vou lutar e vencer, vou plantar e colher</text:p>
      <text:p text:style-name="P4">A cada dia vou viver rompendo em fé</text:p>
      <text:p text:style-name="P4"/>
      <text:p text:style-name="P4">Cada vez que a minha fé é provada</text:p>
      <text:p text:style-name="P4">Tu me das a chance de crescer um pouco mais</text:p>
      <text:p text:style-name="P4">As montanhas e vales, desertos e mares</text:p>
      <text:p text:style-name="P4">Que atravesso me levam prá perto de Ti.</text:p>
      <text:p text:style-name="P4">Minhas provações não são maiores que o meu Deus</text:p>
      <text:p text:style-name="P4">E não vão me impedir de caminhar</text:p>
      <text:p text:style-name="P4">Se diante de mim não se abrir o mar</text:p>
      <text:p text:style-name="P4">Deus vai me fazer andar por sobre as águas</text:p>
      <text:p text:style-name="P4">Rompendo em fé, minha vida se revestirá do Teu poder</text:p>
      <text:p text:style-name="P4">Rompendo em fé, com ousadia vou mover o sobrenatural</text:p>
      <text:p text:style-name="P4">Vou lutar e vencer, vou plantar e colher</text:p>
      <text:p text:style-name="P4">A cada dia vou viver rompendo em fé</text:p>
      <text:p text:style-name="P4"/>
      <text:p text:style-name="P4">Rompendo em fé, minha vida se revestirá do Teu poder</text:p>
      <text:p text:style-name="P4">Rompendo em fé, com ousadia vou mover o sobrenatural</text:p>
      <text:p text:style-name="P4">Vou lutar e vencer, vou plantar e colher</text:p>
      <text:p text:style-name="P4">A cada dia vou viver rompendo em fé</text:p>
      <text:p text:style-name="P1"><text:span text:style-name="T1">Rompendo em Fé</text:span><text:tab/>Diante do Trono<text:tab/><text:span text:style-name="T1">[ 49 ]</text:span></text:p>
      <text:p text:style-name="P3"><text:span text:style-name="T1"/></text:p>
      <text:p text:style-name="P4">Cada vez que a minha fé é provada</text:p>
      <text:p text:style-name="P4">Tu me das a chance de crescer um pouco mais</text:p>
      <text:p text:style-name="P4">As montanhas e vales, desertos e mares</text:p>
      <text:p text:style-name="P4">Que atravesso me levam prá perto de Ti.</text:p>
      <text:p text:style-name="P4">Minhas provações não são maiores que o meu Deus</text:p>
      <text:p text:style-name="P4">E não vão me impedir de caminhar</text:p>
      <text:p text:style-name="P4">Se diante de mim não se abrir o mar</text:p>
      <text:p text:style-name="P4">Deus vai me fazer andar por sobre as águas</text:p>
      <text:p text:style-name="P4">Rompendo em fé, minha vida se revestirá do Teu poder</text:p>
      <text:p text:style-name="P4">Rompendo em fé, a cada dia vou mover o sobrenatural</text:p>
      <text:p text:style-name="P4">Vou lutar e vencer, vou plantar e colher</text:p>
      <text:p text:style-name="P4">A cada dia vou viver rompendo em fé</text:p>
      <text:p text:style-name="P4"/>
      <text:p text:style-name="P4">Cada vez que a minha fé é provada</text:p>
      <text:p text:style-name="P4">Tu me das a chance de crescer um pouco mais</text:p>
      <text:p text:style-name="P4">As montanhas e vales, desertos e mares</text:p>
      <text:p text:style-name="P4">Que atravesso me levam prá perto de Ti.</text:p>
      <text:p text:style-name="P4">Minhas provações não são maiores que o meu Deus</text:p>
      <text:p text:style-name="P4">E não vão me impedir de caminhar</text:p>
      <text:p text:style-name="P4">Se diante de mim não se abrir o mar</text:p>
      <text:p text:style-name="P4">Deus vai me fazer andar por sobre as águas</text:p>
      <text:p text:style-name="P4">Rompendo em fé, minha vida se revestirá do Teu poder</text:p>
      <text:p text:style-name="P4">Rompendo em fé, com ousadia vou mover o sobrenatural</text:p>
      <text:p text:style-name="P4">Vou lutar e vencer, vou plantar e colher</text:p>
      <text:p text:style-name="P4">A cada dia vou viver rompendo em fé</text:p>
      <text:p text:style-name="P4"/>
      <text:p text:style-name="P4">Rompendo em fé, minha vida se revestirá do Teu poder</text:p>
      <text:p text:style-name="P4">Rompendo em fé, com ousadia vou mover o sobrenatural</text:p>
      <text:p text:style-name="P4">Vou lutar e vencer, vou plantar e colher</text:p>
      <text:p text:style-name="P4">A cada dia vou viver rompendo em f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5-20T16:23:45.910867141</dc:date>
    <meta:editing-cycles>11</meta:editing-cycles>
    <meta:editing-duration>PT20M18S</meta:editing-duration>
    <meta:generator>LibreOffice/5.2.6.2$Linux_X86_64 LibreOffice_project/20m0$Build-2</meta:generator>
    <meta:document-statistic meta:table-count="0" meta:image-count="0" meta:object-count="0" meta:page-count="1" meta:paragraph-count="58" meta:word-count="498" meta:character-count="2382" meta:non-whitespace-character-count="1942"/>
  </office:meta>
</office:document-meta>
</file>